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0b5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7" style:family="paragraph" style:parent-style-name="Standard">
      <style:paragraph-properties fo:text-align="start" style:justify-single-word="false"/>
      <style:text-properties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d1a4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80b5"/>
    </style:style>
    <style:style style:name="T6" style:family="text">
      <style:text-properties style:text-position="0% 100%" officeooo:rsid="001b9036"/>
    </style:style>
    <style:style style:name="T7" style:family="text">
      <style:text-properties officeooo:rsid="001b9036"/>
    </style:style>
    <style:style style:name="T8" style:family="text">
      <style:text-properties officeooo:rsid="002047f4"/>
    </style:style>
    <style:style style:name="T9" style:family="text">
      <style:text-properties officeooo:rsid="001ecf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5779512576061752417" text:style-name="L1">
        <text:list-item>
          <text:p text:style-name="P10">A <text:span text:style-name="T5">9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1441973982490" text:continue-numbering="true" text:style-name="L1">
        <text:list-item>
          <text:p text:style-name="P11">The Flash is running at a relatively leisurely (for him) speed of <text:s/><text:span text:style-name="T5">3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1442725447909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<text:span text:style-name="T5">0</text:span>000 kg when fully loaded <text:span text:style-name="T9">and fueled</text:span>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1442873284298" text:continue-numbering="true" text:style-name="L1">
        <text:list-item>
          <text:p text:style-name="P13">A Meteorite is traveling at 1<text:span text:style-name="T5">1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443166402630" text:continue-numbering="true" text:style-name="L1">
        <text:list-item>
          <text:p text:style-name="P14"><text:s/>Sofia lifts a 5 kg bowling ball a height of 1 meter. <text:s/>She then exerts a horizontal force of <text:span text:style-name="T5">50</text:span>0 N on the bowling ball for a distance of 2.<text:span text:style-name="T5">25</text:span> meters. <text:s/><text:span text:style-name="T8">The mass of a bowling pin is 1.5 kg and the length of a bowling lane is 18.288 m.</text:span></text:p>
          <text:list>
            <text:list-item>
              <text:p text:style-name="P15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443210947356" text:continue-numbering="true" text:style-name="L1">
        <text:list-item>
          <text:list>
            <text:list-item>
              <text:p text:style-name="P15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71441876005868" text:continue-numbering="true" text:style-name="L1">
        <text:list-item>
          <text:p text:style-name="P16">A regulation basketball has a mass of 0.625 kg. <text:s/>If it has <text:span text:style-name="T5">4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1442364816083" text:continue-numbering="true" text:style-name="L1">
        <text:list-item>
          <text:p text:style-name="P17">A stick of dynamite delivers an energy of approximately 1 MJ. <text:s/>If a rock of mass <text:span text:style-name="T5">7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1444001126084" text:continue-numbering="true" text:style-name="L1">
        <text:list-item>
          <text:p text:style-name="P18">A cement truck is coasting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443940972622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1-22T07:14:41.813773792" text:date-adjust="PT24H00M00S">01/23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2M45S</meta:editing-duration>
    <meta:editing-cycles>7</meta:editing-cycles>
    <meta:generator>LibreOffice/5.2.7.2$Linux_X86_64 LibreOffice_project/20$Build-2</meta:generator>
    <dc:date>2018-01-22T07:14:41.726190331</dc:date>
    <meta:document-statistic meta:table-count="0" meta:image-count="2" meta:object-count="0" meta:page-count="2" meta:paragraph-count="15" meta:word-count="386" meta:character-count="2050" meta:non-whitespace-character-count="1634"/>
  </office:meta>
</office:document-meta>
</file>